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start"/>
      <style:text-properties fo:font-size="30pt"/>
    </style:style>
    <style:style style:name="P6" style:family="paragraph">
      <loext:graphic-properties draw:fill-color="#ffffff"/>
      <style:paragraph-properties fo:text-align="start"/>
      <style:text-properties fo:font-size="30pt"/>
    </style:style>
    <style:style style:name="P7" style:family="paragraph">
      <style:paragraph-properties fo:margin-top="1.7cm" fo:margin-bottom="0cm" fo:text-align="start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margin-top="1.7cm" fo:margin-bottom="0cm" fo:text-align="start"/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Matemática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Prof: Marcelo Vieira dos Santo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4.785cm" svg:x="1.397cm" svg:y="0.455cm" presentation:class="subtitle" presentation:user-transformed="true">
          <draw:text-box>
            <text:p text:style-name="P5"><text:span text:style-name="T1">1) O gráfico de setores, com dados referentes a 2018, mostra a capacidade de produção instalada das montadoras brasileiras, e o número de veículos efetivamente produzidos.</text:span></text:p>
            <text:p text:style-name="P5"><text:span text:style-name="T1">Em 2018, a capacidade ociosa (não utilizada) das montadoras brasileiras representou, da capacidade de produção instalada, aproximadamente: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.199cm" svg:height="12.191cm" svg:x="1.397cm" svg:y="1.752cm" presentation:class="subtitle" presentation:user-transformed="true">
          <draw:text-box>
            <text:p text:style-name="P7"><text:span text:style-name="T2">Produção capacidade instalada de 5 milhões</text:span></text:p>
            <text:p text:style-name="P7"><text:span text:style-name="T2"/></text:p>
            <text:p text:style-name="P7"><text:span text:style-name="T2"><text:s text:c="43"/></text:span><text:span text:style-name="T3"><text:s text:c="8"/></text:span><text:span text:style-name="T3">2,88 milhões em 2018</text:span></text:p>
            <text:p text:style-name="P7"><text:span text:style-name="T2"><text:s text:c="42"/></text:span></text:p>
            <text:p text:style-name="P7"><text:span text:style-name="T2"/></text:p>
          </draw:text-box>
        </draw:frame>
        <draw:frame draw:style-name="gr2" draw:text-style-name="P9" draw:layer="layout" svg:width="15.999cm" svg:height="8.999cm" svg:x="6.03cm" svg:y="3.4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1">1) Os alunos de uma turma do 9º Ano </text:span><text:span text:style-name="T1">fizeram uma estimativa para 200 pessoas </text:span><text:span text:style-name="T1">com base no estudo seguinte. Construa </text:span><text:span text:style-name="T1">um gráfico de colunas que representa o </text:span><text:span text:style-name="T1">estudo?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draw:frame draw:style-name="gr2" draw:text-style-name="P9" draw:layer="layout" svg:width="15.999cm" svg:height="8.999cm" svg:x="6.03cm" svg:y="3.4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25.596cm" svg:height="1.103cm" svg:x="1cm" svg:y="1.448cm">
          <draw:text-box>
            <text:p>Peso de fatores que fazem um pessoa viver além de 65 anos 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1">1) Os alunos de uma turma do 9º Ano fizeram uma estimativa para 200 pessoas com base no estudo seguinte. Que gráfico de colunas melhor representa o estudo?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user-transformed="true">
          <draw:text-box>
            <text:p text:style-name="P5"><text:span text:style-name="T1">1) Os alunos de uma turma do 9º Ano fizeram uma estimativa para 200 pessoas com base no estudo seguinte. Que gráfico de colunas melhor representa o estudo?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1T19:48:54.382343181</meta:creation-date>
    <meta:editing-duration>PT6M7S</meta:editing-duration>
    <meta:editing-cycles>2</meta:editing-cycles>
    <meta:generator>LibreOffice/7.3.7.2$Linux_X86_64 LibreOffice_project/30$Build-2</meta:generator>
    <dc:title>Vivid</dc:title>
    <dc:date>2023-09-11T20:26:13.878247741</dc:date>
    <meta:document-statistic meta:object-count="7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plot-area chart:style-name="ch2" chart:data-source-has-labels="both" svg:x="0.32cm" svg:y="0.18cm" svg:width="15.36cm" svg:height="8.64cm">
          <chart:coordinate-region svg:x="3.68cm" svg:y="0.181cm" svg:width="8.639cm" svg:height="8.63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5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Produção em 2018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legend chart:legend-position="end" svg:x="12.229cm" svg:y="3.454cm" style:legend-expansion="high" chart:style-name="ch2"/>
        <chart:plot-area chart:style-name="ch3" chart:data-source-has-labels="both" svg:x="0.32cm" svg:y="0.18cm" svg:width="11.589cm" svg:height="8.64cm">
          <chart:coordinate-region svg:x="1.795cm" svg:y="0.181cm" svg:width="8.639cm" svg:height="8.6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Assistencia médica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ilo de vida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nética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io ambiente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